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bitmap" draw:fill-image-name="a6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bitmap" draw:fill-image-name="a7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</office:automatic-styles>
  <office:body>
    <office:presentation>
      <draw:page draw:name="Slide1" draw:style-name="a667" draw:master-page-name="Master1-Layout1-title-Diapositive-de-titre" presentation:presentation-page-layout-name="Master1-PPL1" draw:id="Slide-256">
        <draw:frame draw:id="id201" presentation:style-name="a672" draw:transform="translate(-5.3342in -1.51276in) rotate(-6.23083) translate(6.30883in 2.23745in)" draw:name="Titre 1" svg:width="10.6684in" svg:height="3.02551in" presentation:class="title" presentation:placeholder="false">
          <draw:text-box>
            <text:p text:style-name="a671" text:class-names="" text:cond-style-name=""><text:span text:style-name="a668" text:class-names="">Présentation<text:s text:c="1"/></text:span><text:span text:style-name="a669" text:class-names="">JavaPro</text:span><text:span text:style-name="a670" text:class-names=""/></text:p>
          </draw:text-box>
          <svg:title/>
          <svg:desc/>
        </draw:frame>
        <draw:frame draw:id="id202" presentation:style-name="a678" draw:transform="translate(-5.3342in -0.30093in) rotate(-6.23083) translate(6.40929in 4.13427in)" draw:name="Sous-titre 2" svg:width="10.6684in" svg:height="0.60185in" presentation:class="subtitle" presentation:placeholder="false">
          <draw:text-box>
            <text:p text:style-name="a677" text:class-names="" text:cond-style-name=""><text:span text:style-name="a673" text:class-names="">Elbouhadi</text:span><text:span text:style-name="a674" text:class-names=""><text:s text:c="1"/>Hassan &amp; Elysée<text:s text:c="1"/></text:span><text:span text:style-name="a675" text:class-names="">jonas</text:span><text:span text:style-name="a676" text:class-names=""/></text:p>
          </draw:text-box>
          <svg:title/>
          <svg:desc/>
        </draw:frame>
      </draw:page>
      <draw:page draw:name="Slide2" draw:style-name="a680" draw:master-page-name="Master1-Layout2-obj-Titre-et-contenu" presentation:presentation-page-layout-name="Master1-PPL2" draw:id="Slide-257">
        <draw:frame draw:id="id203" presentation:style-name="a684" draw:name="Titre 1" svg:x="0.75in" svg:y="0.38158in" svg:width="11.37017in" svg:height="1.2598in" presentation:class="title" presentation:placeholder="false">
          <draw:text-box>
            <text:p text:style-name="a683" text:class-names="" text:cond-style-name=""><text:span text:style-name="a681" text:class-names="">Travail effectu</text:span><text:span text:style-name="a682" text:class-names="">é</text:span></text:p>
          </draw:text-box>
          <svg:title/>
          <svg:desc/>
        </draw:frame>
        <draw:frame draw:id="id204" presentation:style-name="a702" draw:name="Espace réservé du contenu 2" svg:x="1.75in" svg:y="2.3421in" svg:width="2.70815in" svg:height="3.52632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5" text:class-names="">Inject</text:span><text:span text:style-name="a686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9" text:class-names="">Preferred</text:span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Singleton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  <draw:custom-shape svg:x="2.80263in" svg:y="1.4226in" svg:width="7.07895in" svg:height="0.43757in" draw:id="id205" draw:style-name="a707" draw:name="Rectangle 3">
          <svg:title/>
          <svg:desc/>
          <text:p text:style-name="a706" text:class-names="" text:cond-style-name=""><text:span text:style-name="a703" text:class-names="">Implémentation de fonctionnalités de container<text:s text:c="1"/></text:span><text:span text:style-name="a704" text:class-names="">ejb</text:span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723" draw:name="Espace réservé du contenu 2" svg:x="8.5275in" svg:y="2.3421in" svg:width="2.70815in" svg:height="3.52632in">
          <draw:text-box>
            <text:list text:style-name="a711">
              <text:list-item>
                <text:p text:style-name="a710" text:class-names="" text:cond-style-name=""><text:span text:style-name="a708" text:class-names="">Interceptors</text:span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Log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Transaction</text:span></text:p>
              </text:list-item>
            </text:list>
            <text:p text:style-name="a719" text:class-names="" text:cond-style-name=""><text:span text:style-name="a718" text:class-names=""/></text:p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3" draw:style-name="a725" draw:master-page-name="Master1-Layout2-obj-Titre-et-contenu" presentation:presentation-page-layout-name="Master1-PPL2" draw:id="Slide-258">
        <draw:frame draw:id="id207" presentation:style-name="a729" draw:name="Titre 1" svg:x="0.75in" svg:y="0.75in" svg:width="11.37017in" svg:height="1.2598in" presentation:class="title" presentation:placeholder="false">
          <draw:text-box>
            <text:p text:style-name="a728" text:class-names="" text:cond-style-name=""><text:span text:style-name="a726" text:class-names="">Difficultés rencontrées</text:span><text:span text:style-name="a727" text:class-names=""/></text:p>
          </draw:text-box>
          <svg:title/>
          <svg:desc/>
        </draw:frame>
        <draw:frame draw:id="id208" presentation:style-name="a748" draw:name="Espace réservé du contenu 2" svg:x="0.75in" svg:y="2.25656in" svg:width="11.36779in" svg:height="3.44081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Compréhension du travail à faire</text:span></text:p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Ecriture des tests sans vraiment comprendre ce qu’il y aurait à faire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/></text:p>
                  </text:list-item>
                </text:list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Refactoring</text:span><text:span text:style-name="a740" text:class-names=""><text:s text:c="1"/>du code</text:span></text:p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3" text:class-names="">A chaque implémentation d’une<text:s text:c="1"/></text:span><text:span text:style-name="a744" text:class-names="">nouvelle fonctionnalité</text:span><text:span text:style-name="a745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97463in" svg:y="0.72469in" svg:width="10.6684in" svg:height="3.02551in"/>
      <presentation:placeholder presentation:object="subtitle" svg:x="1.07509in" svg:y="3.83334in" svg:width="10.6684in" svg:height="0.60185in"/>
      <presentation:placeholder presentation:object="date-time" svg:x="5.41179in" svg:y="5.00707in" svg:width="6.71878in" svg:height="1.27199in"/>
      <presentation:placeholder presentation:object="footer" svg:x="-0.00608in" svg:y="5.34014in" svg:width="4.42611in" svg:height="1.30746in"/>
      <presentation:placeholder presentation:object="page-number" svg:x="10.77401in" svg:y="4.19143in" svg:width="0.99211in" svg:height="0.54513in"/>
    </style:presentation-page-layout>
    <style:presentation-page-layout style:name="Master1-PPL2" style:display-name="Titre et contenu">
      <presentation:placeholder presentation:object="title" svg:x="0.75in" svg:y="0.75in" svg:width="11.37017in" svg:height="1.2598in"/>
      <presentation:placeholder presentation:object="object" svg:x="0.75in" svg:y="2.25656in" svg:width="11.36779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3" style:display-name="Titre de section">
      <presentation:placeholder presentation:object="title" svg:x="0.75in" svg:y="0.75in" svg:width="11.36779in" svg:height="3.49244in"/>
      <presentation:placeholder presentation:object="outline" svg:x="0.75in" svg:y="4.09259in" svg:width="11.36779in" svg:height="1.7931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4" style:display-name="Deux contenus">
      <presentation:placeholder presentation:object="title" svg:x="0.75in" svg:y="0.75in" svg:width="11.37017in" svg:height="1.26656in"/>
      <presentation:placeholder presentation:object="object" svg:x="0.75in" svg:y="2.25656in" svg:width="5.56509in" svg:height="3.62116in"/>
      <presentation:placeholder presentation:object="object" svg:x="6.55509in" svg:y="2.25656in" svg:width="5.56271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5" style:display-name="Comparaison">
      <presentation:placeholder presentation:object="title" svg:x="0.75in" svg:y="0.75in" svg:width="11.36779in" svg:height="1.26656in"/>
      <presentation:placeholder presentation:object="outline" svg:x="1.00433in" svg:y="2.25656in" svg:width="5.31076in" svg:height="0.74365in"/>
      <presentation:placeholder presentation:object="object" svg:x="0.75in" svg:y="3.12963in" svg:width="5.56508in" svg:height="2.74809in"/>
      <presentation:placeholder presentation:object="outline" svg:x="6.8003in" svg:y="2.25656in" svg:width="5.31987in" svg:height="0.74365in"/>
      <presentation:placeholder presentation:object="object" svg:x="6.55508in" svg:y="3.12963in" svg:width="5.56508in" svg:height="2.74809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6" style:display-name="Titre seul">
      <presentation:placeholder presentation:object="title" svg:x="0.75in" svg:y="0.75in" svg:width="11.37017in" svg:height="1.2598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7" style:display-name="Vide"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8" style:display-name="Contenu avec légende">
      <presentation:placeholder presentation:object="title" svg:x="0.75858in" svg:y="0.75in" svg:width="4.51319in" svg:height="2.21266in"/>
      <presentation:placeholder presentation:object="object" svg:x="5.51852in" svg:y="0.75in" svg:width="6.59927in" svg:height="5.12772in"/>
      <presentation:placeholder presentation:object="outline" svg:x="0.75858in" svg:y="2.96266in" svg:width="4.51319in" svg:height="2.9150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9" style:display-name="Image avec légende">
      <presentation:placeholder presentation:object="title" svg:x="0.75in" svg:y="0.75in" svg:width="6.93931in" svg:height="2.21266in"/>
      <presentation:placeholder presentation:object="graphic" svg:x="8.18281in" svg:y="0in" svg:width="3.93498in" svg:height="5.5463in"/>
      <presentation:placeholder presentation:object="outline" svg:x="0.75in" svg:y="2.96266in" svg:width="6.93931in" svg:height="2.58364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0" style:display-name="Image panoramique avec légende">
      <presentation:placeholder presentation:object="title" svg:x="0.75in" svg:y="4.49074in" svg:width="11.36779in" svg:height="0.64397in"/>
      <presentation:placeholder presentation:object="graphic" svg:x="0.75in" svg:y="0.75in" svg:width="11.36539in" svg:height="3.49399in"/>
      <presentation:placeholder presentation:object="outline" svg:x="0.74998in" svg:y="5.14318in" svg:width="11.36781in" svg:height="0.7463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1" style:display-name="Titre et légende">
      <presentation:placeholder presentation:object="title" svg:x="0.75in" svg:y="0.75in" svg:width="11.37019in" svg:height="3.49399in"/>
      <presentation:placeholder presentation:object="outline" svg:x="0.74998in" svg:y="4.49074in" svg:width="11.36781in" svg:height="1.39283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2" style:display-name="Citation avec légende">
      <presentation:placeholder presentation:object="title" svg:x="1.22674in" svg:y="0.75in" svg:width="10.41669in" svg:height="3.18975in"/>
      <presentation:placeholder presentation:object="outline" svg:x="1.69539in" svg:y="3.94798in" svg:width="9.47939in" svg:height="0.41313in"/>
      <presentation:placeholder presentation:object="outline" svg:x="0.75in" svg:y="4.49074in" svg:width="11.37017in" svg:height="1.38698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3" style:display-name="Carte nom">
      <presentation:placeholder presentation:object="title" svg:x="0.75in" svg:y="1.88523in" svg:width="11.36779in" svg:height="2.74698in"/>
      <presentation:placeholder presentation:object="outline" svg:x="0.75in" svg:y="4.64509in" svg:width="11.36779in" svg:height="1.24742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4" style:display-name="3 colonnes">
      <presentation:placeholder presentation:object="title" svg:x="0.75in" svg:y="0.75in" svg:width="11.36779in" svg:height="1.2598in"/>
      <presentation:placeholder presentation:object="outline" svg:x="0.75in" svg:y="2.25656in" svg:width="3.62in" svg:height="0.63021in"/>
      <presentation:placeholder presentation:object="outline" svg:x="0.75in" svg:y="2.88677in" svg:width="3.62in" svg:height="2.99095in"/>
      <presentation:placeholder presentation:object="outline" svg:x="4.63104in" svg:y="2.25656in" svg:width="3.62in" svg:height="0.63021in"/>
      <presentation:placeholder presentation:object="outline" svg:x="4.63104in" svg:y="2.88677in" svg:width="3.62in" svg:height="2.99095in"/>
      <presentation:placeholder presentation:object="outline" svg:x="8.49779in" svg:y="2.25656in" svg:width="3.62in" svg:height="0.63021in"/>
      <presentation:placeholder presentation:object="outline" svg:x="8.49779in" svg:y="2.88677in" svg:width="3.62in" svg:height="2.99095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5" style:display-name="3 colonnes d’image">
      <presentation:placeholder presentation:object="title" svg:x="0.75in" svg:y="0.75in" svg:width="11.37017in" svg:height="1.2598in"/>
      <presentation:placeholder presentation:object="outline" svg:x="0.75661in" svg:y="4.16997in" svg:width="3.62in" svg:height="0.63021in"/>
      <presentation:placeholder presentation:object="graphic" svg:x="0.74998in" svg:y="2.25656in" svg:width="3.62in" svg:height="1.68058in"/>
      <presentation:placeholder presentation:object="outline" svg:x="0.75661in" svg:y="4.80018in" svg:width="3.62in" svg:height="1.07754in"/>
      <presentation:placeholder presentation:object="outline" svg:x="4.63409in" svg:y="4.16997in" svg:width="3.62in" svg:height="0.63021in"/>
      <presentation:placeholder presentation:object="graphic" svg:x="4.63254in" svg:y="2.25656in" svg:width="3.62in" svg:height="1.67896in"/>
      <presentation:placeholder presentation:object="outline" svg:x="4.63254in" svg:y="4.80018in" svg:width="3.62in" svg:height="1.07754in"/>
      <presentation:placeholder presentation:object="outline" svg:x="8.49622in" svg:y="4.16997in" svg:width="3.62in" svg:height="0.63021in"/>
      <presentation:placeholder presentation:object="graphic" svg:x="8.49608in" svg:y="2.25656in" svg:width="3.62in" svg:height="1.6811in"/>
      <presentation:placeholder presentation:object="outline" svg:x="8.49608in" svg:y="4.80018in" svg:width="3.62in" svg:height="1.07754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6" style:display-name="Titre et texte vertical">
      <presentation:placeholder presentation:object="title" svg:x="0.75in" svg:y="0.75in" svg:width="11.37017in" svg:height="1.2598in"/>
      <presentation:placeholder presentation:object="outline" svg:x="0.75in" svg:y="2.25656in" svg:width="11.36779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7" style:display-name="Titre vertical et texte">
      <presentation:placeholder presentation:object="title" svg:x="9.64114in" svg:y="0.75in" svg:width="2.47665in" svg:height="5.12772in"/>
      <presentation:placeholder presentation:object="outline" svg:x="0.75in" svg:y="0.75in" svg:width="8.64439in" svg:height="5.12772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style style:family="graphic" style:name="Graphics"/>
    <style:default-style style:family="graphic">
      <style:graphic-properties draw:fill="solid" draw:fill-color="#b80e0f" draw:opacity="100%" draw:stroke="solid" svg:stroke-width="0.02083in" svg:stroke-color="#860708" svg:stroke-opacity="100%" svg:stroke-linecap="butt"/>
    </style:default-style>
    <draw:gradient draw:name="a273" draw:style="radial" draw:cx="50%" draw:cy="50%" draw:start-color="#5c0708" draw:end-color="#b80e0f" draw:start-intensity="100%" draw:end-intensity="100%"/>
    <draw:gradient draw:name="a334" draw:style="radial" draw:cx="50%" draw:cy="50%" draw:start-color="#5c0708" draw:end-color="#b80e0f" draw:start-intensity="100%" draw:end-intensity="100%"/>
    <draw:gradient draw:name="a664" draw:style="radial" draw:cx="50%" draw:cy="50%" draw:start-color="#5c0708" draw:end-color="#b80e0f" draw:start-intensity="100%" draw:end-intensity="100%"/>
    <draw:gradient draw:name="a528" draw:style="radial" draw:cx="50%" draw:cy="50%" draw:start-color="#5c0708" draw:end-color="#b80e0f" draw:start-intensity="100%" draw:end-intensity="100%"/>
    <draw:gradient draw:name="a291" draw:style="radial" draw:cx="50%" draw:cy="50%" draw:start-color="#5c0708" draw:end-color="#b80e0f" draw:start-intensity="100%" draw:end-intensity="100%"/>
    <draw:gradient draw:name="a482" draw:style="radial" draw:cx="50%" draw:cy="50%" draw:start-color="#5c0708" draw:end-color="#b80e0f" draw:start-intensity="100%" draw:end-intensity="100%"/>
    <draw:gradient draw:name="a420" draw:style="radial" draw:cx="50%" draw:cy="50%" draw:start-color="#5c0708" draw:end-color="#b80e0f" draw:start-intensity="100%" draw:end-intensity="100%"/>
    <draw:gradient draw:name="a364" draw:style="radial" draw:cx="50%" draw:cy="50%" draw:start-color="#5c0708" draw:end-color="#b80e0f" draw:start-intensity="100%" draw:end-intensity="100%"/>
    <draw:gradient draw:name="a37" draw:style="radial" draw:cx="50%" draw:cy="50%" draw:start-color="#5c0708" draw:end-color="#b80e0f" draw:start-intensity="100%" draw:end-intensity="100%"/>
    <draw:gradient draw:name="a44" draw:style="radial" draw:cx="50%" draw:cy="50%" draw:start-color="#5c0708" draw:end-color="#b80e0f" draw:start-intensity="100%" draw:end-intensity="100%"/>
    <draw:gradient draw:name="a105" draw:style="radial" draw:cx="50%" draw:cy="50%" draw:start-color="#5c0708" draw:end-color="#b80e0f" draw:start-intensity="100%" draw:end-intensity="100%"/>
    <draw:gradient draw:name="a46" draw:style="radial" draw:cx="50%" draw:cy="50%" draw:start-color="#5c0708" draw:end-color="#b80e0f" draw:start-intensity="100%" draw:end-intensity="100%"/>
    <draw:gradient draw:name="a625" draw:style="radial" draw:cx="50%" draw:cy="50%" draw:start-color="#5c0708" draw:end-color="#b80e0f" draw:start-intensity="100%" draw:end-intensity="100%"/>
    <draw:gradient draw:name="a251" draw:style="radial" draw:cx="50%" draw:cy="50%" draw:start-color="#5c0708" draw:end-color="#b80e0f" draw:start-intensity="100%" draw:end-intensity="100%"/>
    <draw:gradient draw:name="a187" draw:style="radial" draw:cx="50%" draw:cy="50%" draw:start-color="#5c0708" draw:end-color="#b80e0f" draw:start-intensity="100%" draw:end-intensity="100%"/>
    <draw:gradient draw:name="a131" draw:style="radial" draw:cx="50%" draw:cy="50%" draw:start-color="#5c0708" draw:end-color="#b80e0f" draw:start-intensity="100%" draw:end-intensity="100%"/>
    <draw:gradient draw:name="a394" draw:style="radial" draw:cx="50%" draw:cy="50%" draw:start-color="#5c0708" draw:end-color="#b80e0f" draw:start-intensity="100%" draw:end-intensity="100%"/>
    <draw:gradient draw:name="a586" draw:style="radial" draw:cx="50%" draw:cy="50%" draw:start-color="#5c0708" draw:end-color="#b80e0f" draw:start-intensity="100%" draw:end-intensity="100%"/>
    <draw:gradient draw:name="a456" draw:style="radial" draw:cx="50%" draw:cy="50%" draw:start-color="#5c0708" draw:end-color="#b80e0f" draw:start-intensity="100%" draw:end-intensity="100%"/>
    <draw:fill-image draw:name="a417" xlink:href="media/image1.png" xlink:show="embed" xlink:actuate="onLoad"/>
    <draw:fill-image draw:name="a39" xlink:href="media/image1.png" xlink:show="embed" xlink:actuate="onLoad"/>
    <draw:fill-image draw:name="a525" xlink:href="media/image1.png" xlink:show="embed" xlink:actuate="onLoad"/>
    <draw:fill-image draw:name="a331" xlink:href="media/image1.png" xlink:show="embed" xlink:actuate="onLoad"/>
    <draw:fill-image draw:name="a458" xlink:href="media/image1.png" xlink:show="embed" xlink:actuate="onLoad"/>
    <draw:fill-image draw:name="a102" xlink:href="media/image1.png" xlink:show="embed" xlink:actuate="onLoad"/>
    <draw:fill-image draw:name="a336" xlink:href="media/image1.png" xlink:show="embed" xlink:actuate="onLoad"/>
    <draw:fill-image draw:name="a107" xlink:href="media/image1.png" xlink:show="embed" xlink:actuate="onLoad"/>
    <draw:fill-image draw:name="a484" xlink:href="media/image1.png" xlink:show="embed" xlink:actuate="onLoad"/>
    <draw:fill-image draw:name="a679" xlink:href="media/image1.png" xlink:show="embed" xlink:actuate="onLoad"/>
    <draw:fill-image draw:name="a622" xlink:href="media/image1.png" xlink:show="embed" xlink:actuate="onLoad"/>
    <draw:fill-image draw:name="a184" xlink:href="media/image1.png" xlink:show="embed" xlink:actuate="onLoad"/>
    <draw:fill-image draw:name="a68" xlink:href="media/image1.png" xlink:show="embed" xlink:actuate="onLoad"/>
    <draw:fill-image draw:name="a253" xlink:href="media/image1.png" xlink:show="embed" xlink:actuate="onLoad"/>
    <draw:fill-image draw:name="a661" xlink:href="media/image1.png" xlink:show="embed" xlink:actuate="onLoad"/>
    <draw:fill-image draw:name="a361" xlink:href="media/image1.png" xlink:show="embed" xlink:actuate="onLoad"/>
    <draw:fill-image draw:name="a293" xlink:href="media/image1.png" xlink:show="embed" xlink:actuate="onLoad"/>
    <draw:fill-image draw:name="a627" xlink:href="media/image1.png" xlink:show="embed" xlink:actuate="onLoad"/>
    <draw:fill-image draw:name="a189" xlink:href="media/image1.png" xlink:show="embed" xlink:actuate="onLoad"/>
    <draw:fill-image draw:name="a133" xlink:href="media/image1.png" xlink:show="embed" xlink:actuate="onLoad"/>
    <draw:fill-image draw:name="a666" xlink:href="media/image1.png" xlink:show="embed" xlink:actuate="onLoad"/>
    <draw:fill-image draw:name="a366" xlink:href="media/image1.png" xlink:show="embed" xlink:actuate="onLoad"/>
    <draw:fill-image draw:name="a0" xlink:href="media/image1.png" xlink:show="embed" xlink:actuate="onLoad"/>
    <draw:fill-image draw:name="a583" xlink:href="media/image1.png" xlink:show="embed" xlink:actuate="onLoad"/>
    <draw:fill-image draw:name="a42" xlink:href="media/image1.png" xlink:show="embed" xlink:actuate="onLoad"/>
    <draw:fill-image draw:name="a479" xlink:href="media/image1.png" xlink:show="embed" xlink:actuate="onLoad"/>
    <draw:fill-image draw:name="a422" xlink:href="media/image1.png" xlink:show="embed" xlink:actuate="onLoad"/>
    <draw:fill-image draw:name="a248" xlink:href="media/image1.png" xlink:show="embed" xlink:actuate="onLoad"/>
    <draw:fill-image draw:name="a724" xlink:href="media/image1.png" xlink:show="embed" xlink:actuate="onLoad"/>
    <draw:fill-image draw:name="a391" xlink:href="media/image1.png" xlink:show="embed" xlink:actuate="onLoad"/>
    <draw:fill-image draw:name="a530" xlink:href="media/image1.png" xlink:show="embed" xlink:actuate="onLoad"/>
    <draw:fill-image draw:name="a588" xlink:href="media/image1.png" xlink:show="embed" xlink:actuate="onLoad"/>
    <draw:fill-image draw:name="a288" xlink:href="media/image1.png" xlink:show="embed" xlink:actuate="onLoad"/>
    <draw:fill-image draw:name="a270" xlink:href="media/image1.png" xlink:show="embed" xlink:actuate="onLoad"/>
    <draw:fill-image draw:name="a396" xlink:href="media/image1.png" xlink:show="embed" xlink:actuate="onLoad"/>
    <draw:fill-image draw:name="a128" xlink:href="media/image1.png" xlink:show="embed" xlink:actuate="onLoad"/>
    <draw:fill-image draw:name="a275" xlink:href="media/image1.png" xlink:show="embed" xlink:actuate="onLoad"/>
    <draw:fill-image draw:name="a34" xlink:href="media/image1.png" xlink:show="embed" xlink:actuate="onLoad"/>
    <draw:fill-image draw:name="a453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draw:fill="bitmap" draw:fill-image-name="a525" style:repeat="stretch" draw:stroke="none" draw:shadow="visible" draw:shadow-offset-x="0.02436in" draw:shadow-offset-y="0.07969in" draw:shadow-color="#000000" draw:shadow-opacity="68%"/>
    </style:style>
    <style:style style:family="graphic" style:name="a527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63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gradient" draw:fill-gradient-name="a528" draw:stroke="none"/>
    </style:style>
    <style:style style:family="paragraph" style:name="a2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draw:fill="gradient" draw:fill-gradient-name="a420" draw:stroke="none"/>
    </style:style>
    <style:style style:family="drawing-page" style:name="a423">
      <style:drawing-page-properties draw:fill="bitmap" draw:fill-image-name="a4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draw:stroke="none"/>
    </style:style>
    <style:style style:family="text" style:name="a42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bitmap" draw:fill-image-name="a5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 style:parent-style-name="Graphics">
      <style:graphic-properties draw:fill="none" draw:stroke="none"/>
    </style:style>
    <style:style style:family="text" style:name="a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bitmap" draw:fill-image-name="a102" style:repeat="stretch" draw:stroke="none" draw:shadow="visible" draw:shadow-offset-x="0.02436in" draw:shadow-offset-y="0.07969in" draw:shadow-color="#000000" draw:shadow-opacity="68%"/>
    </style:style>
    <style:style style:family="text" style:name="a53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9028in" svg:stroke-color="#7f7f7f" svg:stroke-opacity="100%" draw:stroke-linejoin="miter" svg:stroke-linecap="butt"/>
    </style:style>
    <style:style style:family="paragraph" style:name="a5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">
      <style:graphic-properties draw:fill="gradient" draw:fill-gradient-name="a105" draw:stroke="none"/>
    </style:style>
    <style:style style:family="text" style:name="a53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draw:stroke="none"/>
    </style:style>
    <style:style style:family="text" style:name="a2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2">
      <style:graphic-properties draw:fill="bitmap" draw:fill-image-name="a331" style:repeat="stretch" draw:stroke="none" draw:shadow="visible" draw:shadow-offset-x="0.02436in" draw:shadow-offset-y="0.07969in" draw:shadow-color="#000000" draw:shadow-opacity="68%"/>
    </style:style>
    <style:style style:family="graphic" style:name="a333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35">
      <style:graphic-properties draw:fill="gradient" draw:fill-gradient-name="a334" draw:stroke="none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bitmap" draw:fill-image-name="a661" style:repeat="stretch" draw:stroke="none" draw:shadow="visible" draw:shadow-offset-x="0.02436in" draw:shadow-offset-y="0.07969in" draw:shadow-color="#000000" draw:shadow-opacity="68%"/>
    </style:style>
    <style:style style:family="graphic" style:name="a129">
      <style:graphic-properties draw:fill="bitmap" draw:fill-image-name="a128" style:repeat="stretch" draw:stroke="none" draw:shadow="visible" draw:shadow-offset-x="0.02436in" draw:shadow-offset-y="0.07969in" draw:shadow-color="#000000" draw:shadow-opacity="68%"/>
    </style:style>
    <style:style style:family="graphic" style:name="a663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2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gradient" draw:fill-gradient-name="a664" draw:stroke="none"/>
    </style:style>
    <style:style style:family="paragraph" style:name="a23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bitmap" draw:fill-image-name="a453" style:repeat="stretch" draw:stroke="none" draw:shadow="visible" draw:shadow-offset-x="0.02436in" draw:shadow-offset-y="0.07969in" draw:shadow-color="#000000" draw:shadow-opacity="68%"/>
    </style:style>
    <style:style style:family="graphic" style:name="a455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457">
      <style:graphic-properties draw:fill="gradient" draw:fill-gradient-name="a456" draw:stroke="non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56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bitmap" draw:fill-image-name="a4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draw:fill="gradient" draw:fill-gradient-name="a131" draw:stroke="non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bitmap" draw:fill-image-name="a1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draw:stroke="non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bitmap" draw:fill-image-name="a248" style:repeat="stretch" draw:stroke="none" draw:shadow="visible" draw:shadow-offset-x="0.02436in" draw:shadow-offset-y="0.07969in" draw:shadow-color="#000000" draw:shadow-opacity="68%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paragraph" style:name="a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gradient" draw:fill-gradient-name="a251" draw:stroke="none"/>
    </style:style>
    <style:style style:family="drawing-page" style:name="a254">
      <style:drawing-page-properties draw:fill="bitmap" draw:fill-image-name="a2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 style:parent-style-name="Graphics">
      <style:graphic-properties draw:fill="none" draw:stroke="none"/>
    </style:style>
    <style:style style:family="text" style:name="a25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draw:fill="bitmap" draw:fill-image-name="a361" style:repeat="stretch" draw:stroke="none" draw:shadow="visible" draw:shadow-offset-x="0.02436in" draw:shadow-offset-y="0.07969in" draw:shadow-color="#000000" draw:shadow-opacity="68%"/>
    </style:style>
    <style:style style:family="graphic" style:name="a363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65">
      <style:graphic-properties draw:fill="gradient" draw:fill-gradient-name="a364" draw:stroke="none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text" style:name="a36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bitmap" draw:fill-image-name="a583" style:repeat="stretch" draw:stroke="none" draw:shadow="visible" draw:shadow-offset-x="0.02436in" draw:shadow-offset-y="0.07969in" draw:shadow-color="#000000" draw:shadow-opacity="68%"/>
    </style:style>
    <style:style style:family="paragraph" style:name="a1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7">
      <style:graphic-properties draw:fill="gradient" draw:fill-gradient-name="a586" draw:stroke="none"/>
    </style:style>
    <style:style style:family="text" style:name="a1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bitmap" draw:fill-image-name="a5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bitmap" draw:fill-image-name="a479" style:repeat="stretch" draw:stroke="none" draw:shadow="visible" draw:shadow-offset-x="0.02436in" draw:shadow-offset-y="0.07969in" draw:shadow-color="#000000" draw:shadow-opacity="68%"/>
    </style:style>
    <style:style style:family="graphic" style:name="a481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483">
      <style:graphic-properties draw:fill="gradient" draw:fill-gradient-name="a482" draw:stroke="none"/>
    </style:style>
    <style:style style:family="drawing-page" style:name="a485">
      <style:drawing-page-properties draw:fill="bitmap" draw:fill-image-name="a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6" style:parent-style-name="Graphics">
      <style:graphic-properties draw:fill="none" draw:stroke="none"/>
    </style:style>
    <style:style style:family="text" style:name="a48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text" style:name="a1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bitmap" draw:fill-image-name="a270" style:repeat="stretch" draw:stroke="none" draw:shadow="visible" draw:shadow-offset-x="0.02436in" draw:shadow-offset-y="0.07969in" draw:shadow-color="#000000" draw:shadow-opacity="68%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274">
      <style:graphic-properties draw:fill="gradient" draw:fill-gradient-name="a273" draw:stroke="none"/>
    </style:style>
    <style:style style:family="drawing-page" style:name="a276">
      <style:drawing-page-properties draw:fill="bitmap" draw:fill-image-name="a2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7" style:parent-style-name="Graphics">
      <style:graphic-properties draw:fill="none" draw:stroke="non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draw:fill="bitmap" draw:fill-image-name="a288" style:repeat="stretch" draw:stroke="none" draw:shadow="visible" draw:shadow-offset-x="0.02436in" draw:shadow-offset-y="0.07969in" draw:shadow-color="#000000" draw:shadow-opacity="68%"/>
    </style:style>
    <style:style style:family="graphic" style:name="a392">
      <style:graphic-properties draw:fill="bitmap" draw:fill-image-name="a391" style:repeat="stretch" draw:stroke="none" draw:shadow="visible" draw:shadow-offset-x="0.02436in" draw:shadow-offset-y="0.07969in" draw:shadow-color="#000000" draw:shadow-opacity="68%"/>
    </style:style>
    <style:style style:family="graphic" style:name="a393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95">
      <style:graphic-properties draw:fill="gradient" draw:fill-gradient-name="a394" draw:stroke="none"/>
    </style:style>
    <style:style style:family="drawing-page" style:name="a397">
      <style:drawing-page-properties draw:fill="bitmap" draw:fill-image-name="a3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8" style:parent-style-name="Graphics">
      <style:graphic-properties draw:fill="none" draw:stroke="none"/>
    </style:style>
    <style:style style:family="text" style:name="a39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draw:fill="bitmap" draw:fill-image-name="a184" style:repeat="stretch" draw:stroke="none" draw:shadow="visible" draw:shadow-offset-x="0.02436in" draw:shadow-offset-y="0.07969in" draw:shadow-color="#000000" draw:shadow-opacity="68%"/>
    </style:style>
    <style:style style:family="graphic" style:name="a186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188">
      <style:graphic-properties draw:fill="gradient" draw:fill-gradient-name="a187" draw:stroke="none"/>
    </style:style>
    <style:style style:family="graphic" style:name="a290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292">
      <style:graphic-properties draw:fill="gradient" draw:fill-gradient-name="a291" draw:stroke="none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">
      <style:drawing-page-properties draw:fill="bitmap" draw:fill-image-name="a1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 style:parent-style-name="Graphics">
      <style:graphic-properties draw:fill="none" draw:stroke="none"/>
    </style:style>
    <style:style style:family="text" style:name="a19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bitmap" draw:fill-image-name="a34" style:repeat="stretch" draw:stroke="none" draw:shadow="visible" draw:shadow-offset-x="0.02436in" draw:shadow-offset-y="0.07969in" draw:shadow-color="#000000" draw:shadow-opacity="68%"/>
    </style:style>
    <style:style style:family="graphic" style:name="a36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8">
      <style:graphic-properties draw:fill="gradient" draw:fill-gradient-name="a37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1" style:parent-style-name="Graphics">
      <style:graphic-properties draw:fill="none" draw:stroke="none"/>
    </style:style>
    <style:style style:family="graphic" style:name="a43">
      <style:graphic-properties draw:fill="bitmap" draw:fill-image-name="a42" style:repeat="stretch" draw:stroke="none" draw:shadow="visible" draw:shadow-offset-x="0.04873in" draw:shadow-offset-y="0.15938in" draw:shadow-color="#000000" draw:shadow-opacity="43%"/>
    </style:style>
    <style:style style:family="graphic" style:name="a45">
      <style:graphic-properties draw:fill="gradient" draw:fill-gradient-name="a44" draw:stroke="none"/>
    </style:style>
    <style:style style:family="graphic" style:name="a47">
      <style:graphic-properties draw:fill="gradient" draw:fill-gradient-name="a46" draw:stroke="none"/>
    </style:style>
    <style:style style:family="graphic" style:name="a48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4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text" style:name="a6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000000" draw:opacity="40%" draw:stroke="non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">
      <style:drawing-page-properties draw:fill="bitmap" draw:fill-image-name="a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bitmap" draw:fill-image-name="a622" style:repeat="stretch" draw:stroke="none" draw:shadow="visible" draw:shadow-offset-x="0.02436in" draw:shadow-offset-y="0.07969in" draw:shadow-color="#000000" draw:shadow-opacity="68%"/>
    </style:style>
    <style:style style:family="graphic" style:name="a624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626">
      <style:graphic-properties draw:fill="gradient" draw:fill-gradient-name="a625" draw:stroke="none"/>
    </style:style>
    <style:style style:family="drawing-page" style:name="a628">
      <style:drawing-page-properties draw:fill="bitmap" draw:fill-image-name="a6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draw:stroke="none"/>
    </style:style>
    <style:style style:family="paragraph" style:name="a3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draw:stroke="none"/>
    </style:style>
    <style:style style:family="paragraph" style:name="a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bitmap" draw:fill-image-name="a417" style:repeat="stretch" draw:stroke="none" draw:shadow="visible" draw:shadow-offset-x="0.02436in" draw:shadow-offset-y="0.07969in" draw:shadow-color="#000000" draw:shadow-opacity="68%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4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rand-événement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">
        <svg:title/>
        <svg:desc/>
        <draw:custom-shape svg:x="0in" svg:y="0in" svg:width="13.10143in" svg:height="7.26606in" draw:id="id7" draw:style-name="a3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8" draw:style-name="a36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9" draw:style-name="a38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" presentation:style-name="a6" draw:name="Title Placeholder 1" svg:x="0.75in" svg:y="0.75in" svg:width="11.37017in" svg:height="1.2598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3" presentation:style-name="a23" draw:name="Text Placeholder 2" svg:x="0.75in" svg:y="2.25656in" svg:width="11.37017in" svg:height="3.6211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odifiez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7.98128in" svg:y="6.2963in" svg:width="4.13889in" svg:height="0.54513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February 12, 2013</text:date></text:span></text:p>
        </draw:text-box>
        <svg:title/>
        <svg:desc/>
      </draw:frame>
      <draw:frame draw:id="id5" presentation:style-name="a30" draw:name="Footer Placeholder 4" svg:x="0.75in" svg:y="6.2963in" svg:width="6.01457in" svg:height="0.54513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3" draw:name="Slide Number Placeholder 5" svg:x="6.87568in" svg:y="6.2963in" svg:width="0.99211in" svg:height="0.54513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40">
      <draw:frame draw:id="id10" draw:style-name="a41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custom-shape svg:x="-0.01736in" svg:y="0in" svg:width="12.77757in" svg:height="7.20486in" draw:id="id11" draw:style-name="a43" draw:name="Freeform 11">
        <svg:title/>
        <svg:desc/>
        <draw:enhanced-geometry xmlns:dr3d="urn:oasis:names:tc:opendocument:xmlns:dr3d:1.0" draw:type="non-primitive" svg:viewBox="0 0 11683810 6588125" draw:enhanced-path="M 0 0 L 11318691 0 11683810 5976938 15875 6588125 C 10583 4386792 5292 2185458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83810"/>
          <draw:equation draw:name="f7" draw:formula="?f4 / 658812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68313in" svg:width="12.38983in" svg:height="2.21877in" draw:id="id12" draw:style-name="a45" draw:name="Freeform 13">
        <svg:title/>
        <svg:desc/>
        <draw:enhanced-geometry xmlns:dr3d="urn:oasis:names:tc:opendocument:xmlns:dr3d:1.0" draw:type="non-primitive" svg:viewBox="0 0 11329257 2028845" draw:enhanced-path="M 0 588520 L 11244075 0 11329257 1424838 0 2028845 0 58852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329257"/>
          <draw:equation draw:name="f7" draw:formula="?f4 / 202884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9.53585in" svg:height="0.49965in" draw:id="id13" draw:style-name="a47" draw:name="Freeform 25">
        <svg:title/>
        <svg:desc/>
        <draw:enhanced-geometry xmlns:dr3d="urn:oasis:names:tc:opendocument:xmlns:dr3d:1.0" draw:type="non-primitive" svg:viewBox="0 0 8719579 456877" draw:enhanced-path="M 0 0 L 8719579 0 0 456877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19579"/>
          <draw:equation draw:name="f7" draw:formula="?f4 / 45687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2.43123in" svg:height="6.29025in" draw:id="id14" draw:style-name="a48" draw:transform="translate(-6.21561in -3.14512in) rotate(-6.23083) translate(6.03867in 3.4659in)" draw:name="Freeform 14">
        <svg:title/>
        <svg:desc/>
        <draw:enhanced-geometry xmlns:dr3d="urn:oasis:names:tc:opendocument:xmlns:dr3d:1.0" draw:type="non-primitive" svg:viewBox="0 0 11367116 5751804" draw:enhanced-path="M 11346705 0 C 11353509 1915114 11360312 3830229 11367116 5745343 L 0 5751804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367116"/>
          <draw:equation draw:name="f7" draw:formula="?f4 / 575180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" presentation:style-name="a52" draw:transform="translate(-5.3342in -1.51276in) rotate(-6.23083) translate(6.30883in 2.23745in)" draw:name="Title 1" svg:width="10.6684in" svg:height="3.02551in" presentation:class="title" presentation:placeholder="false">
        <draw:text-box>
          <text:p text:style-name="a51" text:class-names="" text:cond-style-name=""><text:span text:style-name="a49" text:class-names="">Modifiez le style du titre</text:span><text:span text:style-name="a50" text:class-names=""/></text:p>
        </draw:text-box>
        <svg:title/>
        <svg:desc/>
      </draw:frame>
      <draw:frame draw:id="id16" presentation:style-name="a56" draw:transform="translate(-5.3342in -0.30093in) rotate(-6.23083) translate(6.40929in 4.13427in)" draw:name="Subtitle 2" svg:width="10.6684in" svg:height="0.60185in" presentation:class="subtitle" presentation:placeholder="false">
        <draw:text-box>
          <text:p text:style-name="a55" text:class-names="" text:cond-style-name=""><text:span text:style-name="a53" text:class-names="">Modifiez le style des sous-titres du masque</text:span><text:span text:style-name="a54" text:class-names=""/></text:p>
        </draw:text-box>
        <svg:title/>
        <svg:desc/>
      </draw:frame>
      <draw:frame draw:id="id17" presentation:style-name="a60" draw:transform="translate(-3.35939in -0.636in) rotate(-6.23083) translate(8.77118in 5.64307in)" draw:name="Date Placeholder 3" svg:width="6.71878in" svg:height="1.27199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February 12, 2013</text:date></text:span></text:p>
        </draw:text-box>
        <svg:title/>
        <svg:desc/>
      </draw:frame>
      <draw:frame draw:id="id18" presentation:style-name="a63" draw:transform="translate(-2.21306in -0.65373in) rotate(-6.23083) translate(2.20698in 5.99387in)" draw:name="Footer Placeholder 4" svg:width="4.42611in" svg:height="1.30746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9" presentation:style-name="a66" draw:transform="translate(-0.49606in -0.27257in) rotate(-6.23083) translate(11.27007in 4.464in)" draw:name="Slide Number Placeholder 5" svg:width="0.99211in" svg:height="0.54513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#›</text:page-number></text:span></text:p>
        </draw:text-box>
        <svg:title/>
        <svg:desc/>
      </draw:frame>
      <draw:custom-shape svg:width="0.56363in" svg:height="0.56363in" draw:id="id20" draw:style-name="a67" draw:transform="translate(-0.28182in -0.28182in) rotate(-6.23083) translate(4.89838in 5.87166in)" draw:name="5-Point Star 24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26693 0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$0"/>
          <draw:equation draw:name="f14" draw:formula="?f10 * ?f68 / 100000"/>
          <draw:equation draw:name="f15" draw:formula="?f7 * ?f69 / 100000"/>
          <draw:equation draw:name="f16" draw:formula="?f8 * ?f69 / 100000"/>
          <draw:equation draw:name="f17" draw:formula="1080000 + ?f1"/>
          <draw:equation draw:name="f18" draw:formula="?f17 * ?f12 / ?f0"/>
          <draw:equation draw:name="f19" draw:formula="0 - ?f18"/>
          <draw:equation draw:name="f20" draw:formula="sin(?f19)"/>
          <draw:equation draw:name="f21" draw:formula="0 - ?f20"/>
          <draw:equation draw:name="f22" draw:formula="?f21 * ?f14"/>
          <draw:equation draw:name="f23" draw:formula="18360000 + ?f1"/>
          <draw:equation draw:name="f24" draw:formula="?f23 * ?f12 / ?f0"/>
          <draw:equation draw:name="f25" draw:formula="0 - ?f24"/>
          <draw:equation draw:name="f26" draw:formula="sin(?f25)"/>
          <draw:equation draw:name="f27" draw:formula="0 - ?f26"/>
          <draw:equation draw:name="f28" draw:formula="?f27 * ?f14"/>
          <draw:equation draw:name="f29" draw:formula="cos(?f19)"/>
          <draw:equation draw:name="f30" draw:formula="0 - ?f29"/>
          <draw:equation draw:name="f31" draw:formula="?f30 * ?f15"/>
          <draw:equation draw:name="f32" draw:formula="cos(?f25)"/>
          <draw:equation draw:name="f33" draw:formula="0 - ?f32"/>
          <draw:equation draw:name="f34" draw:formula="?f33 * ?f15"/>
          <draw:equation draw:name="f35" draw:formula="?f11 - ?f22"/>
          <draw:equation draw:name="f36" draw:formula="?f11 - ?f28"/>
          <draw:equation draw:name="f37" draw:formula="?f11 + ?f28"/>
          <draw:equation draw:name="f38" draw:formula="?f11 + ?f22"/>
          <draw:equation draw:name="f39" draw:formula="?f16 - ?f31"/>
          <draw:equation draw:name="f40" draw:formula="?f16 - ?f34"/>
          <draw:equation draw:name="f41" draw:formula="?f14 * ?f13 / 50000"/>
          <draw:equation draw:name="f42" draw:formula="?f15 * ?f13 / 50000"/>
          <draw:equation draw:name="f43" draw:formula="20520000 + ?f1"/>
          <draw:equation draw:name="f44" draw:formula="?f43 * ?f12 / ?f0"/>
          <draw:equation draw:name="f45" draw:formula="0 - ?f44"/>
          <draw:equation draw:name="f46" draw:formula="sin(?f45)"/>
          <draw:equation draw:name="f47" draw:formula="0 - ?f46"/>
          <draw:equation draw:name="f48" draw:formula="?f47 * ?f41"/>
          <draw:equation draw:name="f49" draw:formula="3240000 + ?f1"/>
          <draw:equation draw:name="f50" draw:formula="?f49 * ?f12 / ?f0"/>
          <draw:equation draw:name="f51" draw:formula="0 - ?f50"/>
          <draw:equation draw:name="f52" draw:formula="sin(?f51)"/>
          <draw:equation draw:name="f53" draw:formula="0 - ?f52"/>
          <draw:equation draw:name="f54" draw:formula="?f53 * ?f41"/>
          <draw:equation draw:name="f55" draw:formula="cos(?f51)"/>
          <draw:equation draw:name="f56" draw:formula="0 - ?f55"/>
          <draw:equation draw:name="f57" draw:formula="?f56 * ?f42"/>
          <draw:equation draw:name="f58" draw:formula="cos(?f45)"/>
          <draw:equation draw:name="f59" draw:formula="0 - ?f58"/>
          <draw:equation draw:name="f60" draw:formula="?f59 * ?f42"/>
          <draw:equation draw:name="f61" draw:formula="?f11 - ?f48"/>
          <draw:equation draw:name="f62" draw:formula="?f11 - ?f54"/>
          <draw:equation draw:name="f63" draw:formula="?f11 + ?f54"/>
          <draw:equation draw:name="f64" draw:formula="?f11 + ?f48"/>
          <draw:equation draw:name="f65" draw:formula="?f16 - ?f57"/>
          <draw:equation draw:name="f66" draw:formula="?f16 - ?f60"/>
          <draw:equation draw:name="f67" draw:formula="?f16 + ?f42"/>
          <draw:equation draw:name="f68" draw:formula="105146"/>
          <draw:equation draw:name="f69" draw:formula="110557"/>
        </draw:enhanced-geometry>
      </draw:custom-shape>
    </style:master-page>
    <style:master-page style:name="Master1-Layout2-obj-Titre-et-contenu" style:page-layout-name="pageLayout1" draw:style-name="a69">
      <draw:frame draw:id="id21" draw:layer="Master1-bg" draw:style-name="a70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22">
        <svg:title/>
        <svg:desc/>
        <draw:custom-shape svg:x="0in" svg:y="0in" svg:width="13.10143in" svg:height="7.26606in" draw:id="id28" draw:layer="Master1-bg" draw:style-name="a10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29" draw:layer="Master1-bg" draw:style-name="a104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30" draw:layer="Master1-bg" draw:style-name="a106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3" presentation:style-name="a74" draw:name="Title 1" svg:x="0.75in" svg:y="0.75in" svg:width="11.37017in" svg:height="1.2598in" presentation:class="title" presentation:placeholder="false">
        <draw:text-box>
          <text:p text:style-name="a73" text:class-names="" text:cond-style-name=""><text:span text:style-name="a71" text:class-names="">Modifiez le style du titre</text:span><text:span text:style-name="a72" text:class-names=""/></text:p>
        </draw:text-box>
        <svg:title/>
        <svg:desc/>
      </draw:frame>
      <draw:frame draw:id="id24" presentation:style-name="a91" draw:name="Content Placeholder 2" svg:x="0.75in" svg:y="2.25656in" svg:width="11.36779in" svg:height="3.62116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Modifiez les styles du texte du masque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Deuxième niveau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Cinquième niveau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5" draw:name="Date Placeholder 3" svg:x="7.98128in" svg:y="6.2963in" svg:width="4.13889in" svg:height="0.5451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February 12, 2013</text:date></text:span></text:p>
        </draw:text-box>
        <svg:title/>
        <svg:desc/>
      </draw:frame>
      <draw:frame draw:id="id26" presentation:style-name="a98" draw:name="Footer Placeholder 4" svg:x="0.75in" svg:y="6.2963in" svg:width="6.01457in" svg:height="0.54513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7" presentation:style-name="a101" draw:name="Slide Number Placeholder 5" svg:x="6.87568in" svg:y="6.2963in" svg:width="0.99211in" svg:height="0.54513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108">
      <draw:frame draw:id="id31" draw:layer="Master1-bg" draw:style-name="a109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32">
        <svg:title/>
        <svg:desc/>
        <draw:custom-shape svg:x="0in" svg:y="0in" svg:width="13.10143in" svg:height="7.26606in" draw:id="id38" draw:layer="Master1-bg" draw:style-name="a12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39" draw:layer="Master1-bg" draw:style-name="a130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40" draw:layer="Master1-bg" draw:style-name="a132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3" presentation:style-name="a113" draw:name="Title 1" svg:x="0.75in" svg:y="0.75in" svg:width="11.36779in" svg:height="3.49244in" presentation:class="title" presentation:placeholder="false">
        <draw:text-box>
          <text:p text:style-name="a112" text:class-names="" text:cond-style-name=""><text:span text:style-name="a110" text:class-names="">Modifiez le style du titre</text:span><text:span text:style-name="a111" text:class-names=""/></text:p>
        </draw:text-box>
        <svg:title/>
        <svg:desc/>
      </draw:frame>
      <draw:frame draw:id="id34" presentation:style-name="a117" draw:name="Text Placeholder 2" svg:x="0.75in" svg:y="4.09259in" svg:width="11.36779in" svg:height="1.7931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Modifiez les styles du texte du masque</text:span></text:p>
            </text:list-item>
          </text:list>
        </draw:text-box>
        <svg:title/>
        <svg:desc/>
      </draw:frame>
      <draw:frame draw:id="id35" presentation:style-name="a121" draw:name="Date Placeholder 3" svg:x="7.98128in" svg:y="6.2963in" svg:width="4.13889in" svg:height="0.54513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February 12, 2013</text:date></text:span></text:p>
        </draw:text-box>
        <svg:title/>
        <svg:desc/>
      </draw:frame>
      <draw:frame draw:id="id36" presentation:style-name="a124" draw:name="Footer Placeholder 4" svg:x="0.75in" svg:y="6.2963in" svg:width="6.01457in" svg:height="0.54513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37" presentation:style-name="a127" draw:name="Slide Number Placeholder 5" svg:x="6.87568in" svg:y="6.2963in" svg:width="0.99211in" svg:height="0.54513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34">
      <draw:frame draw:id="id41" draw:layer="Master1-bg" draw:style-name="a135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42">
        <svg:title/>
        <svg:desc/>
        <draw:custom-shape svg:x="0in" svg:y="0in" svg:width="13.10143in" svg:height="7.26606in" draw:id="id49" draw:layer="Master1-bg" draw:style-name="a18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50" draw:layer="Master1-bg" draw:style-name="a186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51" draw:layer="Master1-bg" draw:style-name="a188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43" presentation:style-name="a139" draw:name="Title 1" svg:x="0.75in" svg:y="0.75in" svg:width="11.37017in" svg:height="1.26656in" presentation:class="title" presentation:placeholder="false">
        <draw:text-box>
          <text:p text:style-name="a138" text:class-names="" text:cond-style-name=""><text:span text:style-name="a136" text:class-names="">Modifiez le style du titre</text:span><text:span text:style-name="a137" text:class-names=""/></text:p>
        </draw:text-box>
        <svg:title/>
        <svg:desc/>
      </draw:frame>
      <draw:frame draw:id="id44" presentation:style-name="a156" draw:name="Content Placeholder 2" svg:x="0.75in" svg:y="2.25656in" svg:width="5.56509in" svg:height="3.6211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Modifiez les styles du texte du masqu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euxième niveau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Cinquième niveau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73" draw:name="Content Placeholder 3" svg:x="6.55509in" svg:y="2.25656in" svg:width="5.56271in" svg:height="3.62116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Modifiez les styles du texte du masqu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Deuxième niveau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77" draw:name="Date Placeholder 4" svg:x="7.98128in" svg:y="6.2963in" svg:width="4.13889in" svg:height="0.54513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February 12, 2013</text:date></text:span></text:p>
        </draw:text-box>
        <svg:title/>
        <svg:desc/>
      </draw:frame>
      <draw:frame draw:id="id47" presentation:style-name="a180" draw:name="Footer Placeholder 5" svg:x="0.75in" svg:y="6.2963in" svg:width="6.01457in" svg:height="0.54513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48" presentation:style-name="a183" draw:name="Slide Number Placeholder 6" svg:x="6.87568in" svg:y="6.2963in" svg:width="0.99211in" svg:height="0.54513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90">
      <draw:frame draw:id="id52" draw:layer="Master1-bg" draw:style-name="a191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53">
        <svg:title/>
        <svg:desc/>
        <draw:custom-shape svg:x="0in" svg:y="0in" svg:width="13.10143in" svg:height="7.26606in" draw:id="id62" draw:layer="Master1-bg" draw:style-name="a249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63" draw:layer="Master1-bg" draw:style-name="a250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64" draw:layer="Master1-bg" draw:style-name="a252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54" presentation:style-name="a195" draw:name="Title 1" svg:x="0.75in" svg:y="0.75in" svg:width="11.36779in" svg:height="1.26656in" presentation:class="title" presentation:placeholder="false">
        <draw:text-box>
          <text:p text:style-name="a194" text:class-names="" text:cond-style-name=""><text:span text:style-name="a192" text:class-names="">Modifiez le style du titre</text:span><text:span text:style-name="a193" text:class-names=""/></text:p>
        </draw:text-box>
        <svg:title/>
        <svg:desc/>
      </draw:frame>
      <draw:frame draw:id="id55" presentation:style-name="a199" draw:name="Text Placeholder 2" svg:x="1.00433in" svg:y="2.25656in" svg:width="5.31076in" svg:height="0.74365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216" draw:name="Content Placeholder 3" svg:x="0.75in" svg:y="3.12963in" svg:width="5.56508in" svg:height="2.74809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Modifiez les styles du texte du masqu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euxième niveau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Cinquième niveau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20" draw:name="Text Placeholder 4" svg:x="6.8003in" svg:y="2.25656in" svg:width="5.31987in" svg:height="0.74365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237" draw:name="Content Placeholder 5" svg:x="6.55508in" svg:y="3.12963in" svg:width="5.56508in" svg:height="2.74809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Modifiez les styles du texte du masque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Deuxième niveau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Cinquième niveau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41" draw:name="Date Placeholder 6" svg:x="7.98128in" svg:y="6.2963in" svg:width="4.13889in" svg:height="0.54513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February 12, 2013</text:date></text:span></text:p>
        </draw:text-box>
        <svg:title/>
        <svg:desc/>
      </draw:frame>
      <draw:frame draw:id="id60" presentation:style-name="a244" draw:name="Footer Placeholder 7" svg:x="0.75in" svg:y="6.2963in" svg:width="6.01457in" svg:height="0.54513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1" presentation:style-name="a247" draw:name="Slide Number Placeholder 8" svg:x="6.87568in" svg:y="6.2963in" svg:width="0.99211in" svg:height="0.54513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54">
      <draw:frame draw:id="id65" draw:layer="Master1-bg" draw:style-name="a255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66">
        <svg:title/>
        <svg:desc/>
        <draw:custom-shape svg:x="0in" svg:y="0in" svg:width="13.10143in" svg:height="7.26606in" draw:id="id71" draw:layer="Master1-bg" draw:style-name="a271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72" draw:layer="Master1-bg" draw:style-name="a272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73" draw:layer="Master1-bg" draw:style-name="a27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59" draw:name="Title 1" svg:x="0.75in" svg:y="0.75in" svg:width="11.37017in" svg:height="1.2598in" presentation:class="title" presentation:placeholder="false">
        <draw:text-box>
          <text:p text:style-name="a258" text:class-names="" text:cond-style-name=""><text:span text:style-name="a256" text:class-names="">Modifiez le style du titre</text:span><text:span text:style-name="a257" text:class-names=""/></text:p>
        </draw:text-box>
        <svg:title/>
        <svg:desc/>
      </draw:frame>
      <draw:frame draw:id="id68" presentation:style-name="a263" draw:name="Date Placeholder 2" svg:x="7.98128in" svg:y="6.2963in" svg:width="4.13889in" svg:height="0.5451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February 12, 2013</text:date></text:span></text:p>
        </draw:text-box>
        <svg:title/>
        <svg:desc/>
      </draw:frame>
      <draw:frame draw:id="id69" presentation:style-name="a266" draw:name="Footer Placeholder 3" svg:x="0.75in" svg:y="6.2963in" svg:width="6.01457in" svg:height="0.54513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70" presentation:style-name="a269" draw:name="Slide Number Placeholder 4" svg:x="6.87568in" svg:y="6.2963in" svg:width="0.99211in" svg:height="0.54513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76">
      <draw:frame draw:id="id74" draw:layer="Master1-bg" draw:style-name="a277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75">
        <svg:title/>
        <svg:desc/>
        <draw:custom-shape svg:x="0in" svg:y="0in" svg:width="13.10143in" svg:height="7.26606in" draw:id="id79" draw:layer="Master1-bg" draw:style-name="a289" draw:name="Rectangl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80" draw:layer="Master1-bg" draw:style-name="a290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81" draw:layer="Master1-bg" draw:style-name="a29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6" presentation:style-name="a281" draw:name="Date Placeholder 1" svg:x="7.98128in" svg:y="6.2963in" svg:width="4.13889in" svg:height="0.54513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February 12, 2013</text:date></text:span></text:p>
        </draw:text-box>
        <svg:title/>
        <svg:desc/>
      </draw:frame>
      <draw:frame draw:id="id77" presentation:style-name="a284" draw:name="Footer Placeholder 2" svg:x="0.75in" svg:y="6.2963in" svg:width="6.01457in" svg:height="0.54513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78" presentation:style-name="a287" draw:name="Slide Number Placeholder 3" svg:x="6.87568in" svg:y="6.2963in" svg:width="0.99211in" svg:height="0.54513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94">
      <draw:frame draw:id="id82" draw:layer="Master1-bg" draw:style-name="a295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83">
        <svg:title/>
        <svg:desc/>
        <draw:custom-shape svg:x="0in" svg:y="0in" svg:width="13.10143in" svg:height="7.26606in" draw:id="id90" draw:layer="Master1-bg" draw:style-name="a332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91" draw:layer="Master1-bg" draw:style-name="a333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92" draw:layer="Master1-bg" draw:style-name="a335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4" presentation:style-name="a299" draw:name="Title 1" svg:x="0.75858in" svg:y="0.75in" svg:width="4.51319in" svg:height="2.21266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85" presentation:style-name="a316" draw:name="Content Placeholder 2" svg:x="5.51852in" svg:y="0.75in" svg:width="6.59927in" svg:height="5.12772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Modifiez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320" draw:name="Text Placeholder 3" svg:x="0.75858in" svg:y="2.96266in" svg:width="4.51319in" svg:height="2.91506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</draw:text-box>
        <svg:title/>
        <svg:desc/>
      </draw:frame>
      <draw:frame draw:id="id87" presentation:style-name="a324" draw:name="Date Placeholder 4" svg:x="7.98128in" svg:y="6.2963in" svg:width="4.13889in" svg:height="0.54513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February 12, 2013</text:date></text:span></text:p>
        </draw:text-box>
        <svg:title/>
        <svg:desc/>
      </draw:frame>
      <draw:frame draw:id="id88" presentation:style-name="a327" draw:name="Footer Placeholder 5" svg:x="0.75in" svg:y="6.2963in" svg:width="6.01457in" svg:height="0.54513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89" presentation:style-name="a330" draw:name="Slide Number Placeholder 6" svg:x="6.87568in" svg:y="6.2963in" svg:width="0.99211in" svg:height="0.54513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337">
      <draw:frame draw:id="id93" draw:layer="Master1-bg" draw:style-name="a338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94">
        <svg:title/>
        <svg:desc/>
        <draw:custom-shape svg:x="0in" svg:y="0in" svg:width="13.10143in" svg:height="7.26606in" draw:id="id101" draw:layer="Master1-bg" draw:style-name="a36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02" draw:layer="Master1-bg" draw:style-name="a363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03" draw:layer="Master1-bg" draw:style-name="a36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5" presentation:style-name="a342" draw:name="Title 1" svg:x="0.75in" svg:y="0.75in" svg:width="6.93931in" svg:height="2.21266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96" presentation:style-name="a346" draw:name="Picture Placeholder 2" svg:x="8.18281in" svg:y="0in" svg:width="3.93498in" svg:height="5.5463in" presentation:class="graphic" presentation:placeholder="false">
        <draw:text-box>
          <text:p text:style-name="a345" text:class-names="" text:cond-style-name=""><text:span text:style-name="a343" text:class-names="">Cliquez sur l'icône pour ajouter une image</text:span><text:span text:style-name="a344" text:class-names=""/></text:p>
        </draw:text-box>
        <svg:title/>
        <svg:desc/>
      </draw:frame>
      <draw:frame draw:id="id97" presentation:style-name="a350" draw:name="Text Placeholder 3" svg:x="0.75in" svg:y="2.96266in" svg:width="6.93931in" svg:height="2.58364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Modifiez les styles du texte du masque</text:span></text:p>
            </text:list-item>
          </text:list>
        </draw:text-box>
        <svg:title/>
        <svg:desc/>
      </draw:frame>
      <draw:frame draw:id="id98" presentation:style-name="a354" draw:name="Date Placeholder 4" svg:x="7.98128in" svg:y="6.2963in" svg:width="4.13889in" svg:height="0.54513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February 12, 2013</text:date></text:span></text:p>
        </draw:text-box>
        <svg:title/>
        <svg:desc/>
      </draw:frame>
      <draw:frame draw:id="id99" presentation:style-name="a357" draw:name="Footer Placeholder 5" svg:x="0.75in" svg:y="6.2963in" svg:width="6.01457in" svg:height="0.54513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100" presentation:style-name="a360" draw:name="Slide Number Placeholder 6" svg:x="6.87568in" svg:y="6.2963in" svg:width="0.99211in" svg:height="0.54513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67">
      <draw:frame draw:id="id104" draw:layer="Master1-bg" draw:style-name="a368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05">
        <svg:title/>
        <svg:desc/>
        <draw:custom-shape svg:x="0in" svg:y="0in" svg:width="13.10143in" svg:height="7.26606in" draw:id="id112" draw:layer="Master1-bg" draw:style-name="a39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13" draw:layer="Master1-bg" draw:style-name="a393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14" draw:layer="Master1-bg" draw:style-name="a39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06" presentation:style-name="a372" draw:name="Title 1" svg:x="0.75in" svg:y="4.49074in" svg:width="11.36779in" svg:height="0.64397in" presentation:class="title" presentation:placeholder="false">
        <draw:text-box>
          <text:p text:style-name="a371" text:class-names="" text:cond-style-name=""><text:span text:style-name="a369" text:class-names="">Modifiez le style du titre</text:span><text:span text:style-name="a370" text:class-names=""/></text:p>
        </draw:text-box>
        <svg:title/>
        <svg:desc/>
      </draw:frame>
      <draw:frame draw:id="id107" presentation:style-name="a376" draw:name="Picture Placeholder 2" svg:x="0.75in" svg:y="0.75in" svg:width="11.36539in" svg:height="3.49399in" presentation:class="graphic" presentation:placeholder="false">
        <draw:text-box>
          <text:p text:style-name="a375" text:class-names="" text:cond-style-name=""><text:span text:style-name="a373" text:class-names="">Cliquez sur l'icône pour ajouter une image</text:span><text:span text:style-name="a374" text:class-names=""/></text:p>
        </draw:text-box>
        <svg:title/>
        <svg:desc/>
      </draw:frame>
      <draw:frame draw:id="id108" presentation:style-name="a380" draw:name="Text Placeholder 3" svg:x="0.74998in" svg:y="5.14318in" svg:width="11.36781in" svg:height="0.74636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Modifiez les styles du texte du masque</text:span></text:p>
            </text:list-item>
          </text:list>
        </draw:text-box>
        <svg:title/>
        <svg:desc/>
      </draw:frame>
      <draw:frame draw:id="id109" presentation:style-name="a384" draw:name="Date Placeholder 4" svg:x="7.98128in" svg:y="6.2963in" svg:width="4.13889in" svg:height="0.54513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February 12, 2013</text:date></text:span></text:p>
        </draw:text-box>
        <svg:title/>
        <svg:desc/>
      </draw:frame>
      <draw:frame draw:id="id110" presentation:style-name="a387" draw:name="Footer Placeholder 5" svg:x="0.75in" svg:y="6.2963in" svg:width="6.01457in" svg:height="0.54513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111" presentation:style-name="a390" draw:name="Slide Number Placeholder 6" svg:x="6.87568in" svg:y="6.2963in" svg:width="0.99211in" svg:height="0.54513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97">
      <draw:frame draw:id="id115" draw:layer="Master1-bg" draw:style-name="a398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16">
        <svg:title/>
        <svg:desc/>
        <draw:custom-shape svg:x="0in" svg:y="0in" svg:width="13.10143in" svg:height="7.26606in" draw:id="id122" draw:layer="Master1-bg" draw:style-name="a41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23" draw:layer="Master1-bg" draw:style-name="a419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24" draw:layer="Master1-bg" draw:style-name="a421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17" presentation:style-name="a402" draw:name="Title 1" svg:x="0.75in" svg:y="0.75in" svg:width="11.37019in" svg:height="3.49399in" presentation:class="title" presentation:placeholder="false">
        <draw:text-box>
          <text:p text:style-name="a401" text:class-names="" text:cond-style-name=""><text:span text:style-name="a399" text:class-names="">Modifiez le style du titre</text:span><text:span text:style-name="a400" text:class-names=""/></text:p>
        </draw:text-box>
        <svg:title/>
        <svg:desc/>
      </draw:frame>
      <draw:frame draw:id="id118" presentation:style-name="a406" draw:name="Text Placeholder 3" svg:x="0.74998in" svg:y="4.49074in" svg:width="11.36781in" svg:height="1.39283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Modifiez les styles du texte du masque</text:span></text:p>
            </text:list-item>
          </text:list>
        </draw:text-box>
        <svg:title/>
        <svg:desc/>
      </draw:frame>
      <draw:frame draw:id="id119" presentation:style-name="a410" draw:name="Date Placeholder 4" svg:x="7.98128in" svg:y="6.2963in" svg:width="4.13889in" svg:height="0.54513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February 12, 2013</text:date></text:span></text:p>
        </draw:text-box>
        <svg:title/>
        <svg:desc/>
      </draw:frame>
      <draw:frame draw:id="id120" presentation:style-name="a413" draw:name="Footer Placeholder 5" svg:x="0.75in" svg:y="6.2963in" svg:width="6.01457in" svg:height="0.54513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121" presentation:style-name="a416" draw:name="Slide Number Placeholder 6" svg:x="6.87568in" svg:y="6.2963in" svg:width="0.99211in" svg:height="0.54513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423">
      <draw:frame draw:id="id125" draw:layer="Master1-bg" draw:style-name="a424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26">
        <svg:title/>
        <svg:desc/>
        <draw:custom-shape svg:x="0in" svg:y="0in" svg:width="13.10143in" svg:height="7.26606in" draw:id="id135" draw:layer="Master1-bg" draw:style-name="a454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36" draw:layer="Master1-bg" draw:style-name="a455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37" draw:layer="Master1-bg" draw:style-name="a457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7" presentation:style-name="a428" draw:name="Title 1" svg:x="1.22674in" svg:y="0.75in" svg:width="10.41669in" svg:height="3.18975in" presentation:class="title" presentation:placeholder="false">
        <draw:text-box>
          <text:p text:style-name="a427" text:class-names="" text:cond-style-name=""><text:span text:style-name="a425" text:class-names="">Modifiez le style du titre</text:span><text:span text:style-name="a426" text:class-names=""/></text:p>
        </draw:text-box>
        <svg:title/>
        <svg:desc/>
      </draw:frame>
      <draw:frame draw:id="id128" presentation:style-name="a432" draw:name="Text Placeholder 3" svg:x="1.69539in" svg:y="3.94798in" svg:width="9.47939in" svg:height="0.41313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Modifiez les styles du texte du masque</text:span></text:p>
            </text:list-item>
          </text:list>
        </draw:text-box>
        <svg:title/>
        <svg:desc/>
      </draw:frame>
      <draw:frame draw:id="id129" presentation:style-name="a436" draw:name="Text Placeholder 3" svg:x="0.75in" svg:y="4.49074in" svg:width="11.37017in" svg:height="1.3869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odifiez les styles du texte du masque</text:span></text:p>
            </text:list-item>
          </text:list>
        </draw:text-box>
        <svg:title/>
        <svg:desc/>
      </draw:frame>
      <draw:frame draw:id="id130" presentation:style-name="a440" draw:name="Date Placeholder 4" svg:x="7.98128in" svg:y="6.2963in" svg:width="4.13889in" svg:height="0.54513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February 12, 2013</text:date></text:span></text:p>
        </draw:text-box>
        <svg:title/>
        <svg:desc/>
      </draw:frame>
      <draw:frame draw:id="id131" presentation:style-name="a443" draw:name="Footer Placeholder 5" svg:x="0.75in" svg:y="6.2963in" svg:width="6.01457in" svg:height="0.54513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32" presentation:style-name="a446" draw:name="Slide Number Placeholder 6" svg:x="6.87568in" svg:y="6.2963in" svg:width="0.99211in" svg:height="0.54513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#›</text:page-number></text:span></text:p>
        </draw:text-box>
        <svg:title/>
        <svg:desc/>
      </draw:frame>
      <draw:frame draw:id="id133" draw:style-name="a449" draw:name="TextBox 12" svg:x="0.75in" svg:y="0.97619in" svg:width="0.66667in" svg:height="0.63952in">
        <draw:text-box>
          <text:p text:style-name="a448" text:class-names="" text:cond-style-name=""><text:span text:style-name="a447" text:class-names="">“</text:span></text:p>
        </draw:text-box>
        <svg:title/>
        <svg:desc/>
      </draw:frame>
      <draw:frame draw:id="id134" draw:style-name="a452" draw:name="TextBox 13" svg:x="11.4535in" svg:y="3.19644in" svg:width="0.66667in" svg:height="0.63952in">
        <draw:text-box>
          <text:p text:style-name="a451" text:class-names="" text:cond-style-name=""><text:span text:style-name="a450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59">
      <draw:frame draw:id="id138" draw:layer="Master1-bg" draw:style-name="a460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39">
        <svg:title/>
        <svg:desc/>
        <draw:custom-shape svg:x="0in" svg:y="0in" svg:width="13.10143in" svg:height="7.26606in" draw:id="id145" draw:layer="Master1-bg" draw:style-name="a48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46" draw:layer="Master1-bg" draw:style-name="a481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47" draw:layer="Master1-bg" draw:style-name="a483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40" presentation:style-name="a464" draw:name="Title 1" svg:x="0.75in" svg:y="1.88523in" svg:width="11.36779in" svg:height="2.74698in" presentation:class="title" presentation:placeholder="false">
        <draw:text-box>
          <text:p text:style-name="a463" text:class-names="" text:cond-style-name=""><text:span text:style-name="a461" text:class-names="">Modifiez le style du titre</text:span><text:span text:style-name="a462" text:class-names=""/></text:p>
        </draw:text-box>
        <svg:title/>
        <svg:desc/>
      </draw:frame>
      <draw:frame draw:id="id141" presentation:style-name="a468" draw:name="Text Placeholder 3" svg:x="0.75in" svg:y="4.64509in" svg:width="11.36779in" svg:height="1.24742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Modifiez les styles du texte du masque</text:span></text:p>
            </text:list-item>
          </text:list>
        </draw:text-box>
        <svg:title/>
        <svg:desc/>
      </draw:frame>
      <draw:frame draw:id="id142" presentation:style-name="a472" draw:name="Date Placeholder 4" svg:x="7.98128in" svg:y="6.2963in" svg:width="4.13889in" svg:height="0.5451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February 12, 2013</text:date></text:span></text:p>
        </draw:text-box>
        <svg:title/>
        <svg:desc/>
      </draw:frame>
      <draw:frame draw:id="id143" presentation:style-name="a475" draw:name="Footer Placeholder 5" svg:x="0.75in" svg:y="6.2963in" svg:width="6.01457in" svg:height="0.5451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44" presentation:style-name="a478" draw:name="Slide Number Placeholder 6" svg:x="6.87568in" svg:y="6.2963in" svg:width="0.99211in" svg:height="0.54513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 colonnes" style:page-layout-name="pageLayout1" draw:style-name="a485">
      <draw:frame draw:id="id148" draw:layer="Master1-bg" draw:style-name="a486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49">
        <svg:title/>
        <svg:desc/>
        <draw:custom-shape svg:x="0in" svg:y="0in" svg:width="13.10143in" svg:height="7.26606in" draw:id="id160" draw:layer="Master1-bg" draw:style-name="a526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61" draw:layer="Master1-bg" draw:style-name="a527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62" draw:layer="Master1-bg" draw:style-name="a529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50" presentation:style-name="a490" draw:name="Title 1" svg:x="0.75in" svg:y="0.75in" svg:width="11.36779in" svg:height="1.2598in" presentation:class="title" presentation:placeholder="false">
        <draw:text-box>
          <text:p text:style-name="a489" text:class-names="" text:cond-style-name=""><text:span text:style-name="a487" text:class-names="">Modifiez le style du titre</text:span><text:span text:style-name="a488" text:class-names=""/></text:p>
        </draw:text-box>
        <svg:title/>
        <svg:desc/>
      </draw:frame>
      <draw:frame draw:id="id151" presentation:style-name="a494" draw:name="Text Placeholder 2" svg:x="0.75in" svg:y="2.25656in" svg:width="3.62in" svg:height="0.63021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Modifiez les styles du texte du masque</text:span></text:p>
            </text:list-item>
          </text:list>
        </draw:text-box>
        <svg:title/>
        <svg:desc/>
      </draw:frame>
      <draw:frame draw:id="id152" presentation:style-name="a498" draw:name="Text Placeholder 3" svg:x="0.75in" svg:y="2.88677in" svg:width="3.62in" svg:height="2.99095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Modifiez les styles du texte du masque</text:span></text:p>
            </text:list-item>
          </text:list>
        </draw:text-box>
        <svg:title/>
        <svg:desc/>
      </draw:frame>
      <draw:frame draw:id="id153" presentation:style-name="a502" draw:name="Text Placeholder 4" svg:x="4.63104in" svg:y="2.25656in" svg:width="3.62in" svg:height="0.63021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Modifiez les styles du texte du masque</text:span></text:p>
            </text:list-item>
          </text:list>
        </draw:text-box>
        <svg:title/>
        <svg:desc/>
      </draw:frame>
      <draw:frame draw:id="id154" presentation:style-name="a506" draw:name="Text Placeholder 3" svg:x="4.63104in" svg:y="2.88677in" svg:width="3.62in" svg:height="2.99095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Modifiez les styles du texte du masque</text:span></text:p>
            </text:list-item>
          </text:list>
        </draw:text-box>
        <svg:title/>
        <svg:desc/>
      </draw:frame>
      <draw:frame draw:id="id155" presentation:style-name="a510" draw:name="Text Placeholder 4" svg:x="8.49779in" svg:y="2.25656in" svg:width="3.62in" svg:height="0.63021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Modifiez les styles du texte du masque</text:span></text:p>
            </text:list-item>
          </text:list>
        </draw:text-box>
        <svg:title/>
        <svg:desc/>
      </draw:frame>
      <draw:frame draw:id="id156" presentation:style-name="a514" draw:name="Text Placeholder 3" svg:x="8.49779in" svg:y="2.88677in" svg:width="3.62in" svg:height="2.99095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Modifiez les styles du texte du masque</text:span></text:p>
            </text:list-item>
          </text:list>
        </draw:text-box>
        <svg:title/>
        <svg:desc/>
      </draw:frame>
      <draw:frame draw:id="id157" presentation:style-name="a518" draw:name="Date Placeholder 2" svg:x="7.98128in" svg:y="6.2963in" svg:width="4.13889in" svg:height="0.54513in" presentation:class="date-time" presentation:placeholder="false">
        <draw:text-box>
          <text:p text:style-name="a517" text:class-names="" text:cond-style-name=""><text:span text:style-name="a515" text:class-names=""><text:date text:fixed="false" style:data-style-name="a516">February 12, 2013</text:date></text:span></text:p>
        </draw:text-box>
        <svg:title/>
        <svg:desc/>
      </draw:frame>
      <draw:frame draw:id="id158" presentation:style-name="a521" draw:name="Footer Placeholder 3" svg:x="0.75in" svg:y="6.2963in" svg:width="6.01457in" svg:height="0.54513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59" presentation:style-name="a524" draw:name="Slide Number Placeholder 4" svg:x="6.87568in" svg:y="6.2963in" svg:width="0.99211in" svg:height="0.54513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 colonnes-d’image" style:page-layout-name="pageLayout1" draw:style-name="a531">
      <draw:frame draw:id="id163" draw:layer="Master1-bg" draw:style-name="a532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64">
        <svg:title/>
        <svg:desc/>
        <draw:custom-shape svg:x="0in" svg:y="0in" svg:width="13.10143in" svg:height="7.26606in" draw:id="id178" draw:layer="Master1-bg" draw:style-name="a584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79" draw:layer="Master1-bg" draw:style-name="a585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80" draw:layer="Master1-bg" draw:style-name="a587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5" presentation:style-name="a536" draw:name="Title 1" svg:x="0.75in" svg:y="0.75in" svg:width="11.37017in" svg:height="1.2598in" presentation:class="title" presentation:placeholder="false">
        <draw:text-box>
          <text:p text:style-name="a535" text:class-names="" text:cond-style-name=""><text:span text:style-name="a533" text:class-names="">Modifiez le style du titre</text:span><text:span text:style-name="a534" text:class-names=""/></text:p>
        </draw:text-box>
        <svg:title/>
        <svg:desc/>
      </draw:frame>
      <draw:frame draw:id="id166" presentation:style-name="a540" draw:name="Text Placeholder 2" svg:x="0.75661in" svg:y="4.16997in" svg:width="3.62in" svg:height="0.63021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Modifiez les styles du texte du masque</text:span></text:p>
            </text:list-item>
          </text:list>
        </draw:text-box>
        <svg:title/>
        <svg:desc/>
      </draw:frame>
      <draw:frame draw:id="id167" presentation:style-name="a544" draw:name="Picture Placeholder 2" svg:x="0.74998in" svg:y="2.25656in" svg:width="3.62in" svg:height="1.68058in" presentation:class="graphic" presentation:placeholder="false">
        <draw:text-box>
          <text:p text:style-name="a543" text:class-names="" text:cond-style-name=""><text:span text:style-name="a541" text:class-names="">Cliquez sur l'icône pour ajouter une image</text:span><text:span text:style-name="a542" text:class-names=""/></text:p>
        </draw:text-box>
        <svg:title/>
        <svg:desc/>
      </draw:frame>
      <draw:frame draw:id="id168" presentation:style-name="a548" draw:name="Text Placeholder 3" svg:x="0.75661in" svg:y="4.80018in" svg:width="3.62in" svg:height="1.0775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Modifiez les styles du texte du masque</text:span></text:p>
            </text:list-item>
          </text:list>
        </draw:text-box>
        <svg:title/>
        <svg:desc/>
      </draw:frame>
      <draw:frame draw:id="id169" presentation:style-name="a552" draw:name="Text Placeholder 4" svg:x="4.63409in" svg:y="4.16997in" svg:width="3.62in" svg:height="0.63021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odifiez les styles du texte du masque</text:span></text:p>
            </text:list-item>
          </text:list>
        </draw:text-box>
        <svg:title/>
        <svg:desc/>
      </draw:frame>
      <draw:frame draw:id="id170" presentation:style-name="a556" draw:name="Picture Placeholder 2" svg:x="4.63254in" svg:y="2.25656in" svg:width="3.62in" svg:height="1.67896in" presentation:class="graphic" presentation:placeholder="false">
        <draw:text-box>
          <text:p text:style-name="a555" text:class-names="" text:cond-style-name=""><text:span text:style-name="a553" text:class-names="">Cliquez sur l'icône pour ajouter une image</text:span><text:span text:style-name="a554" text:class-names=""/></text:p>
        </draw:text-box>
        <svg:title/>
        <svg:desc/>
      </draw:frame>
      <draw:frame draw:id="id171" presentation:style-name="a560" draw:name="Text Placeholder 3" svg:x="4.63254in" svg:y="4.80018in" svg:width="3.62in" svg:height="1.0775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Modifiez les styles du texte du masque</text:span></text:p>
            </text:list-item>
          </text:list>
        </draw:text-box>
        <svg:title/>
        <svg:desc/>
      </draw:frame>
      <draw:frame draw:id="id172" presentation:style-name="a564" draw:name="Text Placeholder 4" svg:x="8.49622in" svg:y="4.16997in" svg:width="3.62in" svg:height="0.63021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Modifiez les styles du texte du masque</text:span></text:p>
            </text:list-item>
          </text:list>
        </draw:text-box>
        <svg:title/>
        <svg:desc/>
      </draw:frame>
      <draw:frame draw:id="id173" presentation:style-name="a568" draw:name="Picture Placeholder 2" svg:x="8.49608in" svg:y="2.25656in" svg:width="3.62in" svg:height="1.6811in" presentation:class="graphic" presentation:placeholder="false">
        <draw:text-box>
          <text:p text:style-name="a567" text:class-names="" text:cond-style-name=""><text:span text:style-name="a565" text:class-names="">Cliquez sur l'icône pour ajouter une image</text:span><text:span text:style-name="a566" text:class-names=""/></text:p>
        </draw:text-box>
        <svg:title/>
        <svg:desc/>
      </draw:frame>
      <draw:frame draw:id="id174" presentation:style-name="a572" draw:name="Text Placeholder 3" svg:x="8.49608in" svg:y="4.80018in" svg:width="3.62in" svg:height="1.07754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Modifiez les styles du texte du masque</text:span></text:p>
            </text:list-item>
          </text:list>
        </draw:text-box>
        <svg:title/>
        <svg:desc/>
      </draw:frame>
      <draw:frame draw:id="id175" presentation:style-name="a576" draw:name="Date Placeholder 2" svg:x="7.98128in" svg:y="6.2963in" svg:width="4.13889in" svg:height="0.54513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February 12, 2013</text:date></text:span></text:p>
        </draw:text-box>
        <svg:title/>
        <svg:desc/>
      </draw:frame>
      <draw:frame draw:id="id176" presentation:style-name="a579" draw:name="Footer Placeholder 3" svg:x="0.75in" svg:y="6.2963in" svg:width="6.01457in" svg:height="0.54513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177" presentation:style-name="a582" draw:name="Slide Number Placeholder 4" svg:x="6.87568in" svg:y="6.2963in" svg:width="0.99211in" svg:height="0.54513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589">
      <draw:frame draw:id="id181" draw:layer="Master1-bg" draw:style-name="a590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82">
        <svg:title/>
        <svg:desc/>
        <draw:custom-shape svg:x="0in" svg:y="0in" svg:width="13.10143in" svg:height="7.26606in" draw:id="id188" draw:layer="Master1-bg" draw:style-name="a62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89" draw:layer="Master1-bg" draw:style-name="a624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90" draw:layer="Master1-bg" draw:style-name="a626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83" presentation:style-name="a594" draw:name="Title 1" svg:x="0.75in" svg:y="0.75in" svg:width="11.37017in" svg:height="1.2598in" presentation:class="title" presentation:placeholder="false">
        <draw:text-box>
          <text:p text:style-name="a593" text:class-names="" text:cond-style-name=""><text:span text:style-name="a591" text:class-names="">Modifiez le style du titre</text:span><text:span text:style-name="a592" text:class-names=""/></text:p>
        </draw:text-box>
        <svg:title/>
        <svg:desc/>
      </draw:frame>
      <draw:frame draw:id="id184" presentation:style-name="a611" draw:name="Vertical Text Placeholder 2" svg:x="0.75in" svg:y="2.25656in" svg:width="11.36779in" svg:height="3.62116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Modifiez les styles du texte du masque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Deuxième niveau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7" text:class-names="">Cinquième niveau</text:span><text:span text:style-name="a6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615" draw:name="Date Placeholder 3" svg:x="7.98128in" svg:y="6.2963in" svg:width="4.13889in" svg:height="0.54513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February 12, 2013</text:date></text:span></text:p>
        </draw:text-box>
        <svg:title/>
        <svg:desc/>
      </draw:frame>
      <draw:frame draw:id="id186" presentation:style-name="a618" draw:name="Footer Placeholder 4" svg:x="0.75in" svg:y="6.2963in" svg:width="6.01457in" svg:height="0.54513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187" presentation:style-name="a621" draw:name="Slide Number Placeholder 5" svg:x="6.87568in" svg:y="6.2963in" svg:width="0.99211in" svg:height="0.54513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628">
      <draw:frame draw:id="id191" draw:layer="Master1-bg" draw:style-name="a629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92">
        <svg:title/>
        <svg:desc/>
        <draw:custom-shape svg:x="0in" svg:y="0in" svg:width="13.10143in" svg:height="7.26606in" draw:id="id198" draw:layer="Master1-bg" draw:style-name="a66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99" draw:layer="Master1-bg" draw:style-name="a663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200" draw:layer="Master1-bg" draw:style-name="a66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3" presentation:style-name="a633" draw:name="Vertical Title 1" svg:x="9.64114in" svg:y="0.75in" svg:width="2.47665in" svg:height="5.12772in" presentation:class="title" presentation:placeholder="false">
        <draw:text-box>
          <text:p text:style-name="a632" text:class-names="" text:cond-style-name=""><text:span text:style-name="a630" text:class-names="">Modifiez le style du titre</text:span><text:span text:style-name="a631" text:class-names=""/></text:p>
        </draw:text-box>
        <svg:title/>
        <svg:desc/>
      </draw:frame>
      <draw:frame draw:id="id194" presentation:style-name="a650" draw:name="Vertical Text Placeholder 2" svg:x="0.75in" svg:y="0.75in" svg:width="8.64439in" svg:height="5.12772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Modifiez les styles du texte du masque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Deuxième niveau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6" text:class-names="">Cinquième niveau</text:span><text:span text:style-name="a6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654" draw:name="Date Placeholder 3" svg:x="7.98128in" svg:y="6.2963in" svg:width="4.13889in" svg:height="0.54513in" presentation:class="date-time" presentation:placeholder="false">
        <draw:text-box>
          <text:p text:style-name="a653" text:class-names="" text:cond-style-name=""><text:span text:style-name="a651" text:class-names=""><text:date text:fixed="false" style:data-style-name="a652">February 12, 2013</text:date></text:span></text:p>
        </draw:text-box>
        <svg:title/>
        <svg:desc/>
      </draw:frame>
      <draw:frame draw:id="id196" presentation:style-name="a657" draw:name="Footer Placeholder 4" svg:x="0.75in" svg:y="6.2963in" svg:width="6.01457in" svg:height="0.54513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197" presentation:style-name="a660" draw:name="Slide Number Placeholder 5" svg:x="6.87568in" svg:y="6.2963in" svg:width="0.99211in" svg:height="0.54513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JavaPro</dc:title>
    <meta:initial-creator>User</meta:initial-creator>
    <dc:creator>User</dc:creator>
    <meta:creation-date>2017-02-28T09:35:46Z</meta:creation-date>
    <dc:date>2017-02-28T09:51:20Z</dc:date>
    <meta:template xlink:href="TM04033927%5b%5bfn=Grand%20événement%5d%5d" xlink:type="simple"/>
    <meta:editing-cycles>1</meta:editing-cycles>
    <meta:editing-duration>PT933S</meta:editing-duration>
    <meta:document-statistic meta:paragraph-count="16" meta:word-count="49"/>
  </office:meta>
</office:document-meta>
</file>